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293cf"/>
    </style:style>
    <style:style style:name="P2" style:family="paragraph" style:parent-style-name="Heading_20_1">
      <style:text-properties officeooo:rsid="000293cf" officeooo:paragraph-rsid="000293cf"/>
    </style:style>
    <style:style style:name="T1" style:family="text">
      <style:text-properties officeooo:rsid="000293cf"/>
    </style:style>
    <style:style style:name="T2" style:family="text">
      <style:text-properties fo:font-weight="bold" officeooo:rsid="000293cf" style:font-weight-asian="bold" style:font-weight-complex="bold"/>
    </style:style>
    <style:style style:name="T3" style:family="text">
      <style:text-properties fo:font-weight="normal" officeooo:rsid="000293cf"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ejllogning</text:h>
      <text:p text:style-name="P1"><text:span text:style-name="T1">Fejllogningen sker igennem en service på hjemmesiden der registrer fejlene på siderne får dem tilsendt fra siderne, og sender dem videre igennem en service til udviklerne, der løbende vil modtage disse fejlmeddelelser fra et messaging system der lytter på en service.</text:span><text:span text:style-name="T3"> Dette gøres af hensyn til brugeroplevelsen, som forringes hvis fejlene ikke bliver udbedr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5:38:23.435393724</meta:creation-date>
    <dc:date>2017-01-01T15:46:35.634895116</dc:date>
    <meta:editing-duration>PT8M12S</meta:editing-duration>
    <meta:editing-cycles>1</meta:editing-cycles>
    <meta:document-statistic meta:table-count="0" meta:image-count="0" meta:object-count="0" meta:page-count="1" meta:paragraph-count="2" meta:word-count="55" meta:character-count="372" meta:non-whitespace-character-count="318"/>
    <meta:generator>LibreOffice/5.1.4.2$Linux_X86_64 LibreOffice_project/10m0$Build-2</meta:generator>
  </office:meta>
</office:document-meta>
</file>